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" style:family="graphic" style:parent-style-name="standard">
      <style:graphic-properties draw:marker-start="Arrow" draw:marker-start-width="0.3cm" draw:marker-end="" draw:marker-end-width="0.3cm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88cm" fo:min-width="2.0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91cm" fo:min-width="2.1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4cm" fo:min-width="1.9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46cm" fo:min-width="2.2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0.324cm" fo:min-width="17.407cm"/>
    </style:style>
    <style:style style:name="gr9" style:family="graphic" style:parent-style-name="standard">
      <style:graphic-properties draw:textarea-horizontal-align="justify" draw:textarea-vertical-align="middle" draw:auto-grow-height="false" fo:min-height="22.864cm" fo:min-width="17.992cm"/>
    </style:style>
    <style:style style:name="gr10" style:family="graphic" style:parent-style-name="standard">
      <style:graphic-properties draw:textarea-horizontal-align="justify" draw:textarea-vertical-align="middle" draw:auto-grow-height="false" fo:min-height="1.488cm" fo:min-width="2.08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488cm" fo:min-width="2.08cm"/>
      <style:paragraph-properties style:writing-mode="lr-tb"/>
    </style:style>
    <style:style style:name="gr12" style:family="graphic" style:parent-style-name="standard">
      <style:graphic-properties draw:stroke="dash" draw:stroke-dash="Long_20_Dash" draw:textarea-horizontal-align="justify" draw:textarea-vertical-align="middle" draw:auto-grow-height="false" fo:min-height="4.376cm" fo:min-width="3.691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4.326cm"/>
      <style:paragraph-properties style:writing-mode="lr-tb"/>
    </style:style>
    <style:style style:name="gr14" style:family="graphic" style:parent-style-name="standard">
      <style:graphic-properties draw:stroke="dash" draw:stroke-dash="Long_20_Dash" draw:textarea-horizontal-align="justify" draw:textarea-vertical-align="middle" draw:auto-grow-height="false" fo:min-height="4.068cm" fo:min-width="3.691cm"/>
    </style:style>
    <style:style style:name="gr15" style:family="graphic" style:parent-style-name="standard">
      <style:graphic-properties draw:stroke="dash" draw:stroke-dash="Long_20_Dash" draw:textarea-horizontal-align="justify" draw:textarea-vertical-align="middle" draw:auto-grow-height="false" fo:min-height="4.195cm" fo:min-width="4.834cm"/>
    </style:style>
    <style:style style:name="gr16" style:family="graphic" style:parent-style-name="standard">
      <style:graphic-properties draw:stroke="dash" draw:stroke-dash="Long_20_Dash" draw:textarea-horizontal-align="justify" draw:textarea-vertical-align="middle" draw:auto-grow-height="false" fo:min-height="2.925cm" fo:min-width="5.215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185cm" fo:min-width="1.568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39cm" fo:min-width="1.405cm"/>
      <style:paragraph-properties style:writing-mode="lr-tb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textarea-vertical-align="top" draw:auto-grow-height="true" draw:auto-grow-width="true" fo:min-height="0.628cm" fo:min-width="6.866cm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textarea-vertical-align="middle" draw:auto-grow-height="true" draw:auto-grow-width="true" fo:min-height="1.528cm" fo:min-width="2.802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textarea-vertical-align="middle" draw:auto-grow-height="true" draw:auto-grow-width="true" fo:min-height="1.528cm" fo:min-width="2.821cm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39cm" fo:min-width="5.723cm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28cm" fo:min-width="0.629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textarea-vertical-align="middle" draw:auto-grow-height="true" draw:auto-grow-width="true" fo:min-height="1.528cm" fo:min-width="5.723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28cm" fo:min-width="2.322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39cm" fo:min-width="1.568cm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025cm" fo:min-width="1.687cm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025cm" fo:min-width="1.786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28cm" fo:min-width="2.885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28cm" fo:min-width="2.294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000000" draw:fill="solid" draw:fill-color="#ffffff" draw:textarea-horizontal-align="left" draw:auto-grow-height="true" draw:auto-grow-width="true" fo:min-height="0.639cm" fo:min-width="14.624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39cm" fo:min-width="1.024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025cm" fo:min-width="1.814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021cm" fo:min-width="0.669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solid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solid" draw:fill-color="#ffffff"/>
      <style:paragraph-properties fo:text-align="end" style:writing-mode="lr-tb"/>
      <style:text-properties fo:font-size="16pt" style:font-size-asian="16pt" style:font-size-complex="16pt"/>
    </style:style>
    <style:style style:name="P11" style:family="paragraph">
      <loext:graphic-properties draw:fill="solid" draw:fill-color="#ffffff"/>
      <style:paragraph-properties style:writing-mode="lr-tb"/>
      <style:text-properties fo:font-size="13pt" style:font-size-asian="13pt" style:font-size-complex="13pt"/>
    </style:style>
    <style:style style:name="P12" style:family="paragraph"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paragraph-properties fo:text-align="center"/>
      <style:text-properties fo:font-size="13pt" fo:font-weight="bold" style:font-size-asian="26pt" style:font-size-complex="2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683cm" svg:y1="12.747cm" svg:x2="3.032cm" svg:y2="19.732cm" draw:start-shape="id1" draw:start-glue-point="3" draw:end-shape="id2" draw:end-glue-point="3" svg:d="M4683 12747h-2177v6985h526" svg:viewBox="0 0 2178 6986">
          <text:p/>
        </draw:connector>
        <draw:line draw:style-name="gr2" draw:text-style-name="P2" draw:layer="layout" svg:x1="16.367cm" svg:y1="11.795cm" svg:x2="16.367cm" svg:y2="15.351cm">
          <text:p/>
        </draw:line>
        <draw:line draw:style-name="gr3" draw:text-style-name="P2" draw:layer="layout" svg:x1="16.367cm" svg:y1="20.05cm" svg:x2="16.367cm" svg:y2="22.971cm">
          <text:p/>
        </draw:line>
        <draw:line draw:style-name="gr2" draw:text-style-name="P2" draw:layer="layout" svg:x1="6.969cm" svg:y1="20.177cm" svg:x2="6.969cm" svg:y2="22.971cm">
          <text:p/>
        </draw:line>
        <draw:custom-shape draw:style-name="gr4" draw:text-style-name="P3" draw:layer="layout" svg:width="3.649cm" svg:height="2.456cm" svg:x="3.109cm" svg:y="15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683cm" svg:height="2.603cm" svg:x="14.716cm" svg:y="15.409cm">
          <text:p text:style-name="P3"><text:span text:style-name="T1">Frontend</text:span></text:p>
          <text:p text:style-name="P3"><text:span text:style-name="T1">P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425cm" svg:height="2.248cm" svg:x="2.909cm" svg:y="4.594cm">
          <text:p text:style-name="P3"><text:span text:style-name="T1">MongoDB</text:span></text:p>
          <text:p text:style-name="P3"><text:span text:style-name="T1">P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937cm" svg:height="2.54cm" svg:x="14.462cm" svg:y="7.223cm">
          <text:p text:style-name="P3"><text:span text:style-name="T1">Backend</text:span></text:p>
          <text:p text:style-name="P3"><text:span text:style-name="T1">P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01cm" svg:y1="6.461cm" svg:x2="14.208cm" svg:y2="9.763cm">
          <text:p/>
        </draw:line>
        <draw:custom-shape draw:style-name="gr8" draw:text-style-name="P2" draw:layer="layout" svg:width="17.907cm" svg:height="20.574cm" svg:x="1.762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8.492cm" svg:height="23.114cm" svg:x="1.508cm" svg:y="1.1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648cm" svg:height="2.456cm" svg:x="3.265cm" svg:y="15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648cm" svg:height="2.456cm" svg:x="3.448cm" svg:y="15.489cm">
          <text:p text:style-name="P3"><text:span text:style-name="T1">RabbitMQ</text:span></text:p>
          <text:p text:style-name="P3"><text:span text:style-name="T1">Server(s)</text:span></text:p>
          <text:p text:style-name="P3"><text:span text:style-name="T1">Pod(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048cm" svg:y1="20.177cm" svg:x2="4.048cm" svg:y2="22.971cm">
          <text:p/>
        </draw:line>
        <draw:custom-shape draw:style-name="gr12" draw:text-style-name="P2" draw:layer="layout" svg:width="4.191cm" svg:height="4.626cm" svg:x="3.032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6" draw:id="id6" draw:layer="layout" svg:width="4.826cm" svg:height="1.27cm" svg:x="2.016cm" svg:y="27.43cm">
          <text:p text:style-name="P3"><text:span text:style-name="T2">Producers /</text:span></text:p>
          <text:p text:style-name="P3"><text:span text:style-name="T2"><text:s/></text:span><text:span text:style-name="T2">IoT Devic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191cm" svg:height="4.318cm" svg:x="14.462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4.191cm" svg:height="4.318cm" svg:x="14.335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334cm" svg:height="4.445cm" svg:x="2.65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649cm" svg:height="2.456cm" svg:x="4.937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3.648cm" svg:height="2.456cm" svg:x="5.093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648cm" svg:height="2.456cm" svg:x="5.276cm" svg:y="11.498cm">
          <text:p text:style-name="P5"><text:span text:style-name="T1">Consumer(s)</text:span></text:p>
          <text:p text:style-name="P5"><text:span text:style-name="T1">Pod(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" draw:id="id1" draw:layer="layout" svg:width="5.715cm" svg:height="3.175cm" svg:x="4.683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7" draw:layer="layout" svg:width="2.068cm" svg:height="0.878cm" svg:x="5.191cm" svg:y="19.288cm">
          <draw:text-box>
            <text:p text:style-name="P6"><text:span text:style-name="T1">15672</text:span></text:p>
          </draw:text-box>
        </draw:frame>
        <draw:frame draw:style-name="gr18" draw:text-style-name="P7" xml:id="id2" draw:id="id2" draw:layer="layout" svg:width="1.905cm" svg:height="0.889cm" svg:x="3.032cm" svg:y="19.288cm">
          <draw:text-box>
            <text:p text:style-name="P6"><text:span text:style-name="T1">5672</text:span></text:p>
          </draw:text-box>
        </draw:frame>
        <draw:frame draw:style-name="gr19" draw:text-style-name="P8" draw:layer="layout" svg:width="7.366cm" svg:height="0.878cm" svg:x="2.016cm" svg:y="21.955cm">
          <draw:text-box>
            <text:p text:style-name="P3"><text:span text:style-name="T1"><text:s text:c="3"/></text:span><text:span text:style-name="T1">Load </text:span><text:span text:style-name="T1">Balanc</text:span><text:span text:style-name="T1">er </text:span><text:span text:style-name="T1">Servic</text:span><text:span text:style-name="T1">e</text:span></text:p>
          </draw:text-box>
        </draw:frame>
        <draw:frame draw:style-name="gr20" draw:text-style-name="P7" xml:id="id7" draw:id="id7" draw:layer="layout" svg:width="3.567cm" svg:height="1.778cm" svg:x="2.016cm" svg:y="22.971cm">
          <draw:text-box>
            <text:p text:style-name="P6"><text:span text:style-name="T1">NodePort(1)</text:span></text:p>
          </draw:text-box>
        </draw:frame>
        <draw:frame draw:style-name="gr21" draw:text-style-name="P7" xml:id="id5" draw:id="id5" draw:layer="layout" svg:width="3.567cm" svg:height="1.778cm" svg:x="5.815cm" svg:y="22.971cm">
          <draw:text-box>
            <text:p text:style-name="P6"><text:span text:style-name="T1">Nod</text:span><text:span text:style-name="T1">ePor</text:span><text:span text:style-name="T1">t(2)</text:span></text:p>
          </draw:text-box>
        </draw:frame>
        <draw:frame draw:style-name="gr22" draw:text-style-name="P7" draw:layer="layout" svg:width="6.223cm" svg:height="0.889cm" svg:x="13.319cm" svg:y="21.955cm">
          <draw:text-box>
            <text:p text:style-name="P6"><text:span text:style-name="T1">Load </text:span><text:span text:style-name="T1">Balanc</text:span><text:span text:style-name="T1">er </text:span><text:span text:style-name="T1">Servic</text:span><text:span text:style-name="T1">e</text:span></text:p>
          </draw:text-box>
        </draw:frame>
        <draw:frame draw:style-name="gr23" draw:text-style-name="P7" draw:layer="layout" svg:width="1.129cm" svg:height="0.878cm" svg:x="15.859cm" svg:y="19.172cm">
          <draw:text-box>
            <text:p text:style-name="P6"><text:span text:style-name="T1">80</text:span></text:p>
          </draw:text-box>
        </draw:frame>
        <draw:frame draw:style-name="gr24" draw:text-style-name="P10" xml:id="id4" draw:id="id4" draw:layer="layout" svg:width="6.223cm" svg:height="1.778cm" svg:x="13.319cm" svg:y="22.971cm">
          <draw:text-box>
            <text:p text:style-name="P9"><text:span text:style-name="T1"><text:s text:c="9"/></text:span><text:span text:style-name="T1">NodeP</text:span><text:span text:style-name="T1">ort(3)</text:span></text:p>
          </draw:text-box>
        </draw:frame>
        <draw:frame draw:style-name="gr18" draw:text-style-name="P7" draw:layer="layout" svg:width="1.905cm" svg:height="0.889cm" svg:x="15.478cm" svg:y="10.906cm">
          <draw:text-box>
            <text:p text:style-name="P6"><text:span text:style-name="T1">5000</text:span></text:p>
          </draw:text-box>
        </draw:frame>
        <draw:frame draw:style-name="gr25" draw:text-style-name="P11" draw:layer="layout" svg:width="2.822cm" svg:height="1.275cm" svg:x="14.942cm" svg:y="13.065cm">
          <draw:text-box>
            <text:p text:style-name="P6"><text:span text:style-name="T3">ClusterIP</text:span></text:p>
            <text:p text:style-name="P6"><text:span text:style-name="T3">Service</text:span></text:p>
          </draw:text-box>
        </draw:frame>
        <draw:frame draw:style-name="gr26" draw:text-style-name="P7" draw:layer="layout" svg:width="2.068cm" svg:height="0.889cm" svg:x="6.933cm" svg:y="5.826cm">
          <draw:text-box>
            <text:p text:style-name="P6"><text:span text:style-name="T1">27017</text:span></text:p>
          </draw:text-box>
        </draw:frame>
        <draw:line draw:style-name="gr2" draw:text-style-name="P2" draw:layer="layout" svg:x1="8.62cm" svg:y1="6.715cm" svg:x2="8.62cm" svg:y2="11.16cm">
          <text:p/>
        </draw:line>
        <draw:frame draw:style-name="gr27" draw:text-style-name="P11" draw:layer="layout" svg:width="2.382cm" svg:height="1.275cm" svg:x="7.508cm" svg:y="8.996cm">
          <draw:text-box>
            <text:p text:style-name="P6"><text:span text:style-name="T3">ClusterIP</text:span></text:p>
            <text:p text:style-name="P6"><text:span text:style-name="T3">Service</text:span></text:p>
          </draw:text-box>
        </draw:frame>
        <draw:frame draw:style-name="gr28" draw:text-style-name="P11" draw:layer="layout" svg:width="2.382cm" svg:height="1.275cm" svg:x="1.92cm" svg:y="13.187cm">
          <draw:text-box>
            <text:p text:style-name="P6"><text:span text:style-name="T3">ClusterIP</text:span></text:p>
            <text:p text:style-name="P6"><text:span text:style-name="T3">Service</text:span></text:p>
          </draw:text-box>
        </draw:frame>
        <draw:connector draw:style-name="gr1" draw:text-style-name="P1" draw:layer="layout" draw:line-skew="-0.635cm" svg:x1="11.414cm" svg:y1="27.416cm" svg:x2="16.43cm" svg:y2="24.749cm" draw:start-shape="id3" draw:start-glue-point="0" draw:end-shape="id4" draw:end-glue-point="2" svg:d="M11414 27416v-1968h5016v-699" svg:viewBox="0 0 5017 2668">
          <text:p/>
        </draw:connector>
        <draw:connector draw:style-name="gr1" draw:text-style-name="P1" draw:layer="layout" draw:line-skew="-0.635cm" svg:x1="11.414cm" svg:y1="27.416cm" svg:x2="7.598cm" svg:y2="24.749cm" draw:start-shape="id3" draw:start-glue-point="0" draw:end-shape="id5" draw:end-glue-point="2" svg:d="M11414 27416v-1968h-3816v-699" svg:viewBox="0 0 3817 2668">
          <text:p/>
        </draw:connector>
        <draw:frame draw:style-name="gr29" draw:text-style-name="P7" draw:layer="layout" svg:width="3.385cm" svg:height="0.878cm" svg:x="8.918cm" svg:y="3.286cm">
          <draw:text-box>
            <text:p text:style-name="P6"><text:span text:style-name="T1">Kubernet</text:span><text:span text:style-name="T1">es</text:span></text:p>
          </draw:text-box>
        </draw:frame>
        <draw:frame draw:style-name="gr30" draw:text-style-name="P7" draw:layer="layout" svg:width="2.794cm" svg:height="0.878cm" svg:x="9.128cm" svg:y="1.138cm">
          <draw:text-box>
            <text:p text:style-name="P6"><text:span text:style-name="T1">Minikube</text:span></text:p>
          </draw:text-box>
        </draw:frame>
        <draw:connector draw:style-name="gr1" draw:text-style-name="P1" draw:layer="layout" draw:line-skew="-0.642cm" svg:x1="4.429cm" svg:y1="27.43cm" svg:x2="3.799cm" svg:y2="24.749cm" draw:start-shape="id6" draw:start-glue-point="0" draw:end-shape="id7" draw:end-glue-point="2" svg:d="M4429 27430v-1982h-630v-699" svg:viewBox="0 0 631 2682">
          <text:p/>
        </draw:connector>
        <draw:frame draw:style-name="gr31" draw:text-style-name="P13" draw:layer="layout" svg:width="15.124cm" svg:height="0.889cm" svg:x="1.889cm" svg:y="26.019cm">
          <draw:text-box>
            <text:p text:style-name="P12"><text:span text:style-name="T1">LAN </text:span><text:span text:style-name="T1">access </text:span><text:span text:style-name="T1">from IP </text:span><text:span text:style-name="T1">address: </text:span><text:span text:style-name="T1">192.168.</text:span><text:span text:style-name="T1">49.2:&lt;N</text:span><text:span text:style-name="T1">odePort(</text:span><text:span text:style-name="T1">#)&gt;</text:span></text:p>
          </draw:text-box>
        </draw:frame>
        <draw:custom-shape draw:style-name="gr13" draw:text-style-name="P3" xml:id="id3" draw:id="id3" draw:layer="layout" svg:width="4.826cm" svg:height="1.27cm" svg:x="9.001cm" svg:y="27.416cm">
          <text:p text:style-name="P3"><text:span text:style-name="T2">App Users</text:span></text:p>
          <draw:enhanced-geometry svg:viewBox="0 0 21600 21600" draw:type="rectangle" draw:enhanced-path="M 0 0 L 21600 0 21600 21600 0 21600 0 0 Z N"/>
        </draw:custom-shape>
        <draw:frame draw:style-name="gr32" draw:text-style-name="P7" draw:layer="layout" svg:width="1.755cm" svg:height="0.889cm" svg:x="9.405cm" svg:y="13.192cm">
          <draw:text-box>
            <text:p text:style-name="P6"><text:span text:style-name="T1">5000</text:span></text:p>
          </draw:text-box>
        </draw:frame>
        <draw:line draw:style-name="gr2" draw:text-style-name="P2" draw:layer="layout" svg:x1="11.16cm" svg:y1="13.7cm" svg:x2="14.335cm" svg:y2="11.287cm">
          <text:p/>
        </draw:line>
        <draw:frame draw:style-name="gr33" draw:text-style-name="P11" draw:layer="layout" svg:width="2.382cm" svg:height="1.275cm" svg:x="11.795cm" svg:y="11.663cm">
          <draw:text-box>
            <text:p text:style-name="P6"><text:span text:style-name="T3">ClusterIP</text:span></text:p>
            <text:p text:style-name="P6"><text:span text:style-name="T3">Service</text:span></text:p>
          </draw:text-box>
        </draw:frame>
        <draw:frame draw:style-name="gr27" draw:text-style-name="P11" draw:layer="layout" svg:width="2.382cm" svg:height="1.275cm" svg:x="10.398cm" svg:y="7.35cm">
          <draw:text-box>
            <text:p text:style-name="P6"><text:span text:style-name="T3">ClusterIP</text:span></text:p>
            <text:p text:style-name="P6"><text:span text:style-name="T3">Service</text:span></text:p>
          </draw:text-box>
        </draw:frame>
        <draw:custom-shape draw:style-name="gr34" draw:text-style-name="P2" draw:layer="layout" svg:width="1.651cm" svg:height="0.381cm" svg:x="5.95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651cm" svg:height="0.381cm" svg:x="5.953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5.953cm" svg:y1="7.223cm" svg:x2="5.953cm" svg:y2="8.366cm">
          <text:p/>
        </draw:line>
        <draw:line draw:style-name="gr35" draw:text-style-name="P1" draw:layer="layout" svg:x1="7.604cm" svg:y1="7.223cm" svg:x2="7.604cm" svg:y2="8.239cm">
          <text:p/>
        </draw:line>
        <draw:frame draw:style-name="gr36" draw:text-style-name="P14" draw:layer="layout" svg:width="2.794cm" svg:height="1.827cm" svg:x="3.032cm" svg:y="6.92cm">
          <draw:text-box>
            <text:p>Persistent Volume / Persistent Volume Claim</text:p>
          </draw:text-box>
        </draw:frame>
        <draw:line draw:style-name="gr3" draw:text-style-name="P2" draw:layer="layout" svg:x1="4.937cm" svg:y1="6.842cm" svg:x2="5.953cm" svg:y2="8.112cm">
          <text:p/>
        </draw:line>
        <draw:frame draw:style-name="gr37" draw:text-style-name="P16" draw:layer="layout" svg:width="1.397cm" svg:height="0.89cm" svg:x="6.08cm" svg:y="7.35cm">
          <draw:text-box>
            <text:p text:style-name="P15"><text:span text:style-name="T4">P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none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1:44:26.352859008</meta:creation-date>
    <dc:date>2021-10-02T15:01:58.864116019</dc:date>
    <meta:editing-duration>P1DT3H57M51S</meta:editing-duration>
    <meta:editing-cycles>14</meta:editing-cycles>
    <meta:generator>LibreOffice/6.4.7.2$Linux_X86_64 LibreOffice_project/40$Build-2</meta:generator>
    <meta:document-statistic meta:object-count="55"/>
  </office:meta>
</office:document-meta>
</file>